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23" style:family="paragraph" style:parent-style-name="Heading_20_1" style:list-style-name="WWNum1"/>
    <style:style style:name="P24" style:family="paragraph" style:parent-style-name="Heading_20_1" style:list-style-name="WWNum1">
      <style:paragraph-properties fo:break-before="auto" fo:break-after="auto"/>
    </style:style>
    <style:style style:name="P2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color="#000000" style:text-underline-style="none" fo:font-weight="bold" style:font-weight-asian="bold"/>
    </style:style>
    <style:style style:name="T18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19" style:family="text">
      <style:text-properties fo:font-style="italic" fo:font-weight="bold" style:font-style-asian="italic" style:font-weight-asian="bold"/>
    </style:style>
    <style:style style:name="T2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aczyuw2yex2w"/><text:span text:style-name="T1">Introducción a Docker</text:span><text:span text:style-name="T2"><text:line-break/></text:span><text:span text:style-name="T3">UD 06. Actividades entregables</text:span></text:p>
      <text:p text:style-name="P1"><draw:frame draw:style-name="fr1" draw:name="image3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3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P11"><text:span text:style-name="T13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soft-page-break/><text:a xlink:type="simple" xlink:href="#_dbh0n1vac4c8" text:style-name="Index_20_Link" text:visited-style-name="Index_20_Link"><text:span text:style-name="T17">1. Introducción<text:tab/>2</text:span></text:a></text:p>
          <text:p text:style-name="P13"><text:a xlink:type="simple" xlink:href="#_vyhbfp4t666x" text:style-name="Index_20_Link" text:visited-style-name="Index_20_Link"><text:span text:style-name="T17">2. Entrega “Caso práctico 1”<text:tab/>3</text:span></text:a></text:p>
          <text:p text:style-name="P13"><text:a xlink:type="simple" xlink:href="#_ow4x0s724zlg" text:style-name="Index_20_Link" text:visited-style-name="Index_20_Link"><text:span text:style-name="T17">3. Entrega “Caso práctico 2”<text:tab/>3</text:span></text:a></text:p>
          <text:p text:style-name="P13"><text:a xlink:type="simple" xlink:href="#_zer127gbm0zw" text:style-name="Index_20_Link" text:visited-style-name="Index_20_Link"><text:span text:style-name="T17">4. Entrega “Caso práctico 3”<text:tab/>3</text:span></text:a></text:p>
          <text:p text:style-name="P13"><text:a xlink:type="simple" xlink:href="#_x5m1zmodwwne" text:style-name="Index_20_Link" text:visited-style-name="Index_20_Link"><text:span text:style-name="T17">5. Entrega “Caso práctico 4”<text:tab/>3</text:span></text:a></text:p>
          <text:p text:style-name="P13"><text:a xlink:type="simple" xlink:href="#_pehg5q1zs1w" text:style-name="Index_20_Link" text:visited-style-name="Index_20_Link"><text:span text:style-name="T17">6. Entrega “Caso práctico 5”<text:tab/>3</text:span></text:a></text:p>
          <text:p text:style-name="P13"><text:a xlink:type="simple" xlink:href="#_in8kugqg9qc7" text:style-name="Index_20_Link" text:visited-style-name="Index_20_Link"><text:span text:style-name="T17">7. Entrega “Caso práctico 6”<text:tab/>3</text:span></text:a></text:p>
        </text:index-body>
      </text:table-of-content>
      <text:p text:style-name="P12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14">UD06. Actividades entregables</text:span></text:p>
      <text:list xml:id="list418888621" text:style-name="WWNum1">
        <text:list-item>
          <text:p text:style-name="P24"><text:bookmark text:name="_dbh0n1vac4c8"/>Introducción</text:p>
        </text:list-item>
      </text:list>
      <text:p text:style-name="P10">En esta unidad debes entregar un PDF/ODT <text:span text:style-name="T18">donde elijas 2 de los 6 casos prácticos</text:span> y demuestres su realización. A continuación indicamos que entregar en cada uno de los casos prácticos.</text:p>
      <text:p text:style-name="P10"/>
      <text:p text:style-name="P9"><text:span text:style-name="T11"><text:s/>❕</text:span><text:span text:style-name="T12"> </text:span><text:span text:style-name="T10">Atención:</text:span> por si tu mente se lo ha saltado… <text:span text:style-name="T10">¡Solo 2 de los 6 casos prácticos!</text:span> :)</text:p>
      <text:list xml:id="list95645501752239" text:continue-numbering="true" text:style-name="WWNum1">
        <text:list-item>
          <text:p text:style-name="P24"><text:bookmark text:name="_vyhbfp4t666x"/><text:soft-page-break/>Entrega “Caso práctico 1”</text:p>
        </text:list-item>
      </text:list>
      <text:p text:style-name="P10">Adjunta una captura donde se muestre que has lanzado “<text:span text:style-name="T19">Docker Compose</text:span>” y Wordpress funciona <text:s/>tras ello.</text:p>
      <text:list xml:id="list95645768913297" text:continue-numbering="true" text:style-name="WWNum1">
        <text:list-item>
          <text:p text:style-name="P24"><text:bookmark text:name="_ow4x0s724zlg"/>Entrega “Caso práctico 2”</text:p>
        </text:list-item>
      </text:list>
      <text:p text:style-name="P10">Adjunta una captura donde se muestre que has lanzado “<text:span text:style-name="T19">Docker Compose</text:span>”, creado la aplicación Django y que dicha aplicación está funcionando.</text:p>
      <text:list xml:id="list95646311364597" text:continue-numbering="true" text:style-name="WWNum1">
        <text:list-item>
          <text:p text:style-name="P24"><text:bookmark text:name="_zer127gbm0zw"/>Entrega “Caso práctico 3”</text:p>
        </text:list-item>
      </text:list>
      <text:p text:style-name="P10">Adjunta una captura donde se muestre que con “<text:span text:style-name="T19">Docker Compose</text:span>” has lanzado el servicio escalando los servidores Apache y ver que se sirven correctamente.</text:p>
      <text:list xml:id="list95645881671573" text:continue-numbering="true" text:style-name="WWNum1">
        <text:list-item>
          <text:p text:style-name="P23"><text:bookmark text:name="_x5m1zmodwwne"/>Entrega “Caso práctico 4”</text:p>
        </text:list-item>
      </text:list>
      <text:p text:style-name="Standard">Adjunta una captura donde se muestre que con “<text:span text:style-name="T19">Docker Compose</text:span>” funciona “Whisper Web” correctamente.</text:p>
      <text:list xml:id="list95646871288346" text:continue-numbering="true" text:style-name="WWNum1">
        <text:list-item>
          <text:p text:style-name="P23"><text:bookmark text:name="_pehg5q1zs1w"/>Entrega “Caso práctico 5”</text:p>
        </text:list-item>
      </text:list>
      <text:p text:style-name="Standard">Adjunta una captura donde se muestre que con “<text:span text:style-name="T19">Docker Compose</text:span>” has lanzado el servicio del bot de Telegram y una captura del bot funcionando</text:p>
      <text:list xml:id="list95646221641179" text:continue-numbering="true" text:style-name="WWNum1">
        <text:list-item>
          <text:p text:style-name="P23"><text:bookmark text:name="_in8kugqg9qc7"/>Entrega “Caso práctico 6”</text:p>
        </text:list-item>
      </text:list>
      <text:p text:style-name="Standard">Adjunta una captura donde se muestre que con “<text:span text:style-name="T19">Docker Compose</text:span>” que funciona Stable Diffusion. NOTA: este caso no se recomienda si no se tiene un equipo muy potente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6. Actividades entregables</text:span></text:p>
      </style:header>
      <style:footer>
        <text:p text:style-name="MP4"><text:span text:style-name="MT1">Curso Introducción a Docker<text:tab/><text:tab/>UD06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37" meta:word-count="350" meta:character-count="2122" meta:non-whitespace-character-count="1806"/>
    <meta:generator>LibreOfficeDev/6.0.5.2$Linux_X86_64 LibreOffice_project/</meta:generator>
  </office:meta>
</office:document-meta>
</file>